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zadko kiedy można natrafić na dzieło, którego estetyka tak mocno różni się od historii, której przekazywanie ma wspierać. „Made in Abyss”- anime z 2017 roku- wygląda jak radosna, pełna śmiechu i zabawy bajka o grupce wesołych dzieci przeżywających niezwykłe przygody. I przez to potrafi złapać z zaskoczenia widza za gardło i trzymać go w tej niewygodnej pozycji, aż do ostatniej minuty. Mimo to, ogląda się ją z najwyższą – choć czasem masochistyczną – przyjemnością.</text:p>
      <text:p text:style-name="P1"/>
      <text:p text:style-name="P1">Tytułowa Otchłań (przez duże O) to nie jest pierwsza lepsza dziura – to tajemnicza czeluść, której nikomu nie udało się do końca zbadać, kusząca każdego, kto chciałby podjąć się jej zbadania wspaniałymi artefaktami. Na jej brzegu wyrosło całe miasto, poświęcone czerpaniu zysków z eksploracji, marzeniem każdego dziecka jest zejście jak najniżej, a najsłynniejsi odkrywcy – mający przywilej noszenia gwizdków (które nosi każdy oficjalnie uznawany badacz Otchłani, i których kolor jest wyznacznikiem rangi) o białej barwie – są traktowani jak celebryci lub bohaterowie narodowi. Z drugiej strony jednak Otchłań kryje w sobie wiele niebezpieczeństw – od morderczych bestii, przez starożytne technologie których moc przekracza wszelkie wyobrażenia, po chyba najstraszliwsze z nich – klątwę otchłani, która dotyka każdego z badaczy w trakcie jego powrotu na powierzchnię, i jest tym straszliwsza tym z niższego poziomu on wraca. Czasami śmierć może być uznana za błogosławieństwo w porównaniu do okrucieństw, jakimi ludzi obdarza Otchłań – to okrutne bóstwo, które hojnie rozdaje zarówno kary jak i nagrody.</text:p>
      <text:p text:style-name="P1"/>
      <text:p text:style-name="P1">Głównymi <text:s/>bohaterami „Made in Abyss” jest dwójka niezwykłych dzieci. Riko to młoda, optymistyczna i radosna dziewczynka, będąca córką jednego ze słynnych „białych gwizdków”, której obsesja na punkcie Otchłani jest wyjątkowo silna, nawet na tle innych mieszkańców miasta. Mania ta przybiera na sile, gdy w trakcie jednej z wypraw na wyższe poziomy, organizowanych przez sierociniec w którym mieszka – gdzie została umieszczona przez matkę przed kolejną, długą wyprawą – odkrywa Rega, chłopca który wyglądem przypomina dzieci w jej wieku, ale posiada liczne mechaniczne ulepszenia i nie pamięta nic o tym jak znalazł się tak blisko powierzchni. Co więcej, dość szybko okazuje się być odporny na klątwę Otchłani. Sytuacja staje się jeszcze bardziej fascynująca, gdy Riko otrzymuje nagle wiadomość od swojej matki…</text:p>
      <text:p text:style-name="P1"/>
      <text:p text:style-name="P1">Riko i Reg to nie jedyne postacie które napotykamy w serialu – choć ze względu na charakter Otchłani nie ma ich za wiele – ale to z tą dwójką spędzimy najwięcej czasu. Optymizm i (względne) doświadczenie dziewczyny kontrastują z ciągłym niezdecydowaniem chłopca-cyborga oraz jego brakiem wiedzy. Co ważne, tę dwójkę po prostu miło się ogląda – widz szybko zaczyna dbać o ich losy, przejmować się ich porażkami i cieszyć się zwycięstwami. Szczególnie pomaga w tym jedna świadomość – że w tym świecie wszystko może się zdarzyć. Ani przez chwilę nie czuje się tu, że postacie mają jakąś nadnaturalną, boską opiekę autora, która sprawi że wyjdą cało z każdej przygody. Wręcz przeciwnie – tu za każdy sukces płaci się bólem, łzami, krwią, zdrowiem psychicznym i potem. Otchłań nie daje taryfy ulgowej, nawet dzieciom… albo raczej zwłaszcza dzieciom – szczególnie takim, z których jedno jest spokrewnione ze znaną bohaterką, a drugie jest szukającym prawdy o sobie cyborgiem. Bądź co bądź zwykłe dzieci by pewnie szybko znalazły ukojenie w śmierci (ciekawy szczegół – serial podaje, że zejście niedoświadczonego badacza na poziomy które są dla nich niedozwolone jest traktowane jako samobójstwo). </text:p>
      <text:p text:style-name="P1"/>
      <text:p text:style-name="P1"><text:soft-page-break/>Mimo że w trakcie badania bezdennej dziury wypełnionej śmiercią i bólem ciężko o towarzystwo, to serial mimo wszystko dostarcza wiele innych ważnych, interesujących postaci. Nie ma ich zbyt wiele, dzięki czemu są łatwiejsze do zapamiętania, i każda z nich pełni ważną rolę. Na szczególną rolę zasługują „białe gwizdki” – kilkoro członków tej elitarnej grupy przewija się przez ekran, i każdy z nich jest niesamowity na swój własny sposób. Wszystko w tych postaciach – od ich wyglądu po zachowanie – przypomina, że ludzie którzy spędzili lata badając Otchłań nie są przeciętnymi jednostkami. </text:p>
      <text:p text:style-name="P1"/>
      <text:p text:style-name="P1">„Made in Abyss” jest przepięknym anime. Przyzwyczajenie się do specyficznego stylu rysowania ludzi, pasującego bardziej do jakiejś weselszej i pozbawionej takiej ilości cierpienia bajki, zajmuje trochę czasu, ale jest to jedyny element który może budzić zastrzeżenia. Krajobrazy powalają – czuć że Otchłań to obcy świat rządzący się własnymi prawami, a autorzy mogą dzięki temu popuścić wodze fantazji. Kolejne, coraz dziwniejsze poziomy Otchłani stają się okazją do podziwiania widoków. Podobnie wygląda sprawa ze zwierzętami czy tajemniczymi artefaktami.</text:p>
      <text:p text:style-name="P1"/>
      <text:p text:style-name="P1">Z obrazem doskonale współgra dźwięk. Muzyka potrafi być (mylnie) radosna lub niepokojąca, uzupełniając klimat każdej sceny. To samo dotyczy dźwięków, szczególnie tych bardziej organicznych, jak choćby odgłosy zwierząt czy niektórych, bardziej nieprzyjemnych efektów działania Otchłani. </text:p>
      <text:p text:style-name="P1"/>
      <text:p text:style-name="P1">Jak dla mnie najciekawszym elementem, przysłowiową wisienką na torcie, było jednak tworzenie świata. Czuć, że jest to miejsce które żyje – Otchłań nie jest po prostu głęboką, nieco straszną dziurą. Wokół niej toczy się życie, odbywają się spory (nawet religijne), i wszystko to jest w stanie się uzupełniać, tworząc spójną całość. Co ważne, ogromna ilość detali, w połączeniu z faktem że – niestety – zarówno anime jak i manga na podstawie której powstało są nieukończone daje duże ilości materiału w oparciu o które fani starają się domyślić prawdziwej natury Otchłani. Ot, szczegóły, od pewnego statku (jak zobaczycie to zrozumiecie o co chodzi), po „modlące się szkielety” odnajdywane na górnych poziomach – serial nie pozwala nam zapomnieć że Otchłań jest fascynująca… i groźna.</text:p>
      <text:p text:style-name="P1"/>
      <text:p text:style-name="P1">Czy jestem w stanie polecić „Made in Abyss”? Owszem – i to z całego serca. Jest to przepiękny, wciągający i angażujący serial, który potrafi zaskoczyć, przerazić, zasmucić i ucieszyć. Nie dajcie się zmylić bajkowej grafice – kryje się pod nią niepokojąca zawartość, a całość jest dość brutalna. Z drugiej jednak strony, nie jest to horror – jest to serial przygodowy, w którym twórcy ostrożnie balansują na granicy między mrokiem a światłem, nigdy jej nie przekraczając. Nie ma tu szokowania dla samego szokowania, tanich zagrywek czy nadmiarowej przemocy, a z drugiej strony nikt nie dostaje taryfy ulgowej, i nawet w weselszych chwilach czuć czające się niebezpieczeństwo. </text:p>
      <text:p text:style-name="P1">To po prostu bardzo dobry serial. Składa się z trzynastu odcinków po dwadzieścia minut, i po zobaczeniu całości mogę stanowczo powiedzieć że nie żałuję ani chwili spędzonej z optymistyczną, wesołą Riko i z czasem zadziwiająco nieporadnym Regiem. I, oczywiście, z Otchłanią...</text:p>
      <text:p text:style-name="P1"/>
      <text:p text:style-name="P1"/>
      <text:p text:style-name="P1"><text:a xlink:type="simple" xlink:href="https://i1.wp.com/thegeeksnitch.com/wp-content/uploads/2017/11/made-in-abyss-banner.jpg?resize=1170%2C450&amp;ssl=1" text:style-name="Internet_20_link" text:visited-style-name="Visited_20_Internet_20_Link"><text:span text:style-name="T1">https://i1.wp.com/thegeeksnitch.com/wp-content/uploads/2017/11/made-in-abyss-banner.jpg?resize=1170%2C450&amp;ssl=1</text:span></text:a> – banner</text:p>
      <text:p text:style-name="P1"/>
      <text:p text:style-name="P1"><text:soft-page-break/><text:a xlink:type="simple" xlink:href="https://d34zzkuru6phz2.cloudfront.net/media/full/2017/08/26/HorribleSubs_Made_in_Abyss_-_08_720p.mkv_snapshot_12.13_2017.08.26_09.15.42.jpg" text:style-name="Internet_20_link" text:visited-style-name="Visited_20_Internet_20_Link"><text:span text:style-name="T1">https://d34zzkuru6phz2.cloudfront.net/media/full/2017/08/26/HorribleSubs_Made_in_Abyss_-_08_720p.mkv_snapshot_12.13_2017.08.26_09.15.42.jpg</text:span></text:a></text:p>
      <text:p text:style-name="P1"/>
      <text:p text:style-name="P1"><text:a xlink:type="simple" xlink:href="http://i0.kym-cdn.com/photos/images/original/001/308/912/bc5.png" text:style-name="Internet_20_link" text:visited-style-name="Visited_20_Internet_20_Link"><text:span text:style-name="T1">http://i0.kym-cdn.com/photos/images/original/001/308/912/bc5.png</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1-25T20:33:34.220000000</dc:date>
    <meta:editing-duration>PT17S</meta:editing-duration>
    <meta:editing-cycles>1</meta:editing-cycles>
    <meta:document-statistic meta:table-count="0" meta:image-count="0" meta:object-count="0" meta:page-count="3" meta:paragraph-count="13" meta:word-count="988" meta:character-count="7061" meta:non-whitespace-character-count="6052"/>
  </office:meta>
</office:document-meta>
</file>